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T TRACKER APP DEVLOPMENT JOURNAL. </text:p>
      <text:p text:style-name="Standard"/>
      <text:p text:style-name="Standard">General Layout: The main menu has two different options, one to list all plants in the database using a list view, and a view to create a new plant. </text:p>
      <text:p text:style-name="Standard"/>
      <text:p text:style-name="Standard">My next goal is to create a calendar view that hooks up with the app. This calendar will display the next watering cyc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Poulson</meta:initial-creator>
    <meta:creation-date>2022-08-05T16:11:10.81</meta:creation-date>
    <dc:date>2022-08-05T16:15:15.82</dc:date>
    <dc:creator>Nathan Poulson</dc:creator>
    <meta:editing-duration>PT4M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3" meta:word-count="57" meta:character-count="308"/>
  </office:meta>
</office:document-meta>
</file>